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Iterato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Array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ArrayIterator( final Object array , final int star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Iterator.setArray( final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Iterator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ArrayIterator( final Object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Iterator.ArrayIterator( final Object array , final int startIndex , final int end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Iterator.checkBound( final int bound , final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ray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